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4.8709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2.7874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992" table:default-cell-style-name="Default"/>
        <table:table-row table:style-name="ro1">
          <table:table-cell table:style-name="ce4" office:value-type="string" calcext:value-type="string">
            <text:p>Detector</text:p>
          </table:table-cell>
          <table:table-cell table:style-name="ce4" office:value-type="string" calcext:value-type="string">
            <text:p>Year</text:p>
          </table:table-cell>
          <table:table-cell table:style-name="ce6" office:value-type="string" calcext:value-type="string">
            <text:p>Node</text:p>
          </table:table-cell>
          <table:table-cell table:style-name="ce4" office:value-type="string" calcext:value-type="string">
            <text:p>Foundry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Link2</text:p>
          </table:table-cell>
          <table:table-cell table:style-name="ce4" office:value-type="string" calcext:value-type="string">
            <text:p>Link3</text:p>
          </table:table-cell>
          <table:table-cell table:style-name="ce4" table:number-columns-repeated="5"/>
          <table:table-cell table:style-name="ce4" office:value-type="string" calcext:value-type="string">
            <text:p>Pixel Pitch</text:p>
          </table:table-cell>
          <table:table-cell table:style-name="ce4" office:value-type="string" calcext:value-type="string">
            <text:p>Pixel Count</text:p>
          </table:table-cell>
          <table:table-cell table:style-name="ce4" office:value-type="string" calcext:value-type="string">
            <text:p>Pixel Power (uW)</text:p>
          </table:table-cell>
          <table:table-cell table:style-name="ce4" office:value-type="string" calcext:value-type="string">
            <text:p>In-pixel ADC?</text:p>
          </table:table-cell>
          <table:table-cell table:style-name="ce4" office:value-type="string" calcext:value-type="string">
            <text:p>Spectral/Energy</text:p>
          </table:table-cell>
          <table:table-cell table:style-name="ce4" office:value-type="string" calcext:value-type="string">
            <text:p>Timing</text:p>
          </table:table-cell>
          <table:table-cell table:style-name="ce4" office:value-type="string" calcext:value-type="string">
            <text:p>Spatial</text:p>
          </table:table-cell>
          <table:table-cell table:style-name="ce4" office:value-type="string" calcext:value-type="string">
            <text:p>Integration</text:p>
          </table:table-cell>
          <table:table-cell table:style-name="ce4" table:number-columns-repeated="990"/>
          <table:table-cell table:style-name="ce5" table:number-columns-repeated="2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https://doi.org/10.1109/TNS.2002.803788</text:p>
          </table:table-cell>
          <table:table-cell office:value-type="string" calcext:value-type="string">
            <text:p>https://doi.org/10.1109/NSSMIC.2010.587393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Cornell. Hybrid counting and integrating. OG for X-ray, then EMPAD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. For LHC, but wasn’t used. The for LDRD2-RH EM micro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LIM5 Collaboration, 4096 pixels, SuperB silicon vertex tracker, then for EM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 TEAM. 9.5 um pixels. Later becomes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S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EuXFEL DEPFET detect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lleII DEPFET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LATUS3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CTRIS w/ instant retrigger / non-paralyzable counting</text:p>
          </table:table-cell>
          <table:table-cell office:value-type="string" calcext:value-type="string">
            <text:p>https://doi.org/10.1109/NSSMIC.2012.6551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88/1748-0221/9/05/C05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NA62 Gigatracker, Referenced in TP4 fund limits, docs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Pix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Mu3e experiement, Peric</text:p>
          </table:table-cell>
          <table:table-cell office:value-type="string" calcext:value-type="string">
            <text:p>https://doi.org/10.1016/j.nima.2016.06.0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50*250);5)" office:value-type="float" office:value="110" calcext:value-type="float">
            <text:p>110</text:p>
          </table:table-cell>
          <table:table-cell table:formula="of:=129*36" office:value-type="float" office:value="4644" calcext:value-type="float">
            <text:p>46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E from ALPIDE. similar to MALTA, but different RO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40*36);5)" office:value-type="float" office:value="40" calcext:value-type="float">
            <text:p>40</text:p>
          </table:table-cell>
          <table:table-cell table:formula="of:=448*224" office:value-type="float" office:value="100352" calcext:value-type="float">
            <text:p>1003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SLAC LCLS-II hybridized MAPS. References Percival as competitor</text:p>
          </table:table-cell>
          <table:table-cell office:value-type="string" calcext:value-type="string">
            <text:p>https://doi.org/10.1016/j.nima.2019.03.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rcival 2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Initally reported 2014, finally in 2019. Monolithic soft X-ray for EuXFEL</text:p>
          </table:table-cell>
          <table:table-cell office:value-type="string" calcext:value-type="string">
            <text:p>https://doi.org/10.1088/1748-0221/14/01/C01006</text:p>
          </table:table-cell>
          <table:table-cell office:value-type="string" calcext:value-type="string">
            <text:p>https://doi.org/10.1088/1748-0221/9/03/C03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rkeley TEAM. 10 um pixels. For EuXFEL? Don’t think so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ET DCD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radmeas.2019.1062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7"/>
          <table:table-cell table:formula="of:=MROUND(SQRT(50*150);5)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HGTD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Based on ALPIDE, for CBM MVD (v0 test, v1 full reti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<text:span text:style-name="T2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7025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 table:number-rows-repeated="4"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 table:number-rows-repeated="104852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, for soft XR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edipix / Timepix Famil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radmeas.2020.106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nima.2017.07.02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ercival, AGIPD, Cordia, DSSC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doi.org/10.1088/1748-0221/4/12/P12011" xlink:type="simple">https://doi.org/10.1088/1748-0221/4/12/P12011</text:a>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H47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2-12T19:08:33.179487309</dc:date>
    <meta:editing-duration>PT18H55S</meta:editing-duration>
    <meta:editing-cycles>127</meta:editing-cycles>
    <meta:generator>LibreOffice/7.1.8.1$Linux_X86_64 LibreOffice_project/10$Build-1</meta:generator>
    <meta:document-statistic meta:table-count="2" meta:cell-count="323" meta:object-count="0"/>
  </office:meta>
</office:document-meta>
</file>